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scenario 1: Brigadista Forestal - Jorge Castillo</text:h>
      <text:p text:style-name="Text_20_body">Jorge Castillo tiene 34 años y vive en una casa de madera en el barrio La Esperanza, a las afueras de Leticia, Amazonas. Es técnico en manejo forestal egresado del SENA y lleva 8 años trabajando como brigadista para el IDEAM en el Inventario Forestal Nacional. Está casado con Ana y tienen dos hijos pequeños. Su trabajo consiste en realizar patrullajes preventivos, atender emergencias forestales y coordinar con su brigada de 12 personas las acciones de control de incendios en la región amazónica.</text:p>
      <text:p text:style-name="Text_20_body">Son las 6:15 de la mañana de un miércoles de septiembre. Jorge se despierta al sonido de su despertador. La noche anterior, su coordinador le envió un mensaje advirtiendo sobre una ola de calor que está afectando la región y le pidió estar atento a posibles alertas tempranas de incendios forestales. Jorge debe revisar el portal del IDEAM antes de la reunión con su brigada a las 7:30 AM para confirmar si existen alertas oficiales y planificar las zonas de patrullaje del día.</text:p>
      <text:p text:style-name="Text_20_body">Se prepara un café y toma su celular Samsung. La conexión a internet en su casa es mediante datos móviles y la señal suele ser inestable en las mañanas, por eso necesita que la página web sea rápida y sencilla. Desbloquea su celular y abre Chrome. Escribe "IDEAM Colombia" en la barra de búsqueda, selecciona el primer resultado y en 5 segundos aparece la página principal con el banner verde institucional.</text:p>
      <text:p text:style-name="Text_20_body">Lo primero que ve es el encabezado con tres elementos: un botón de menú hamburguesa a la izquierda, una barra de búsqueda en el centro, y un botón de usuario a la derecha. Recuerda que la semana pasada creó una cuenta durante una capacitación, así que toca el botón de usuario (ícono de una persona) en la esquina superior derecha.</text:p>
      <text:p text:style-name="Text_20_body">Aparece una ventana emergente con dos pestañas: "Iniciar Sesión" y "Registrarse". Como ya tiene cuenta, permanece en la pestaña activa de "Iniciar Sesión". El formulario muestra dos campos: "Usuario o correo" y "Contraseña". Jorge escribe su correo "<text:a xlink:type="simple" xlink:href="mailto:jorge.castillo@ideam.gov.co" text:style-name="Internet_20_link" text:visited-style-name="Visited_20_Internet_20_Link">jorge.castillo@ideam.gov.co</text:a>" en el primer campo, luego toca el segundo campo y escribe su contraseña "Brigada2024!" con cuidado. Presiona el botón verde "Ingresar".</text:p>
      <text:p text:style-name="Text_20_body">La ventana se cierra y aparece un mensaje verde en la esquina inferior derecha: "Bienvenido Jorge Castillo (brigadista)". El mensaje desaparece después de 3 segundos. Jorge siente alivio porque el ingreso fue rápido.</text:p>
      <text:p text:style-name="Text_20_body">Ahora necesita navegar a la región amazónica. Toca el botón de menú hamburguesa en la esquina superior izquierda y un panel blanco se desliza desde la izquierda. El menú tiene un encabezado verde "Menú de Navegación" con un botón X para cerrarlo. La primera sección se titula "Regiones" con un selector desplegable que muestra "Seleccionar región". Jorge toca el selector y aparecen cinco opciones. Selecciona "Amazonas / Caribe".</text:p>
      <text:p text:style-name="Text_20_body">Debajo aparece una lista con departamentos: Amazonas, Caquetá, Guainía, Guaviare, Putumayo y Vaupés. Jorge toca "Amazonas" y el sistema carga una nueva página. El menú lateral se cierra automáticamente.</text:p>
      <text:p text:style-name="Text_20_body">En la pantalla aparece un banner verde grande que dice "Región Amazónica - Amazonas". Debajo hay una sección "Descripción de la Región" explicando que el Amazonas es el departamento más extenso de Colombia, su capital es Leticia, y presenta clima ecuatorial húmedo con 27°C promedio. Jorge lee rápidamente y hace scroll.</text:p>
      <text:p text:style-name="Text_20_body"><text:soft-page-break/>Encuentra una sección destacada con fondo naranja: "⚠️ Alerta Importante" con el mensaje "Condiciones de baja humedad registradas en zonas específicas". Esta es la información clave que necesitaba. Lee atentamente y anota mentalmente reforzar las medidas preventivas con su brigada.</text:p>
      <text:p text:style-name="Text_20_body">Continúa bajando y ve el título "Alertas de la Región" con un mapa grande mostrando la región amazónica. Observa varios marcadores circulares de colores: uno rojo en "Leticia - Zona urbana" marcado como RIESGO ALTO, y uno amarillo en "Puerto Nariño" marcado como RIESGO BAJO. Jorge toca el marcador rojo y aparece una ventana emergente confirmando: "Leticia - Zona urbana - RIESGO ALTO". Cierra la ventana tocando fuera.</text:p>
      <text:p text:style-name="Text_20_body">Debajo del mapa encuentra una leyenda con cuatro cuadros de colores: rojo (Riesgo Alto), naranja (Riesgo Medio), amarillo (Riesgo Bajo) y verde (Sin Riesgo). Esta información visual le ayuda a comprender rápidamente la situación.</text:p>
      <text:p text:style-name="Text_20_body">Sigue bajando y encuentra la sección "Notificar Alerta" que muestra "Zona seleccionada en el mapa: Leticia - Zona urbana - Coordenadas: -4.2, -69.9". Hay botones para seleccionar tipo de alerta: Preventiva, Baja, Alta, Media y Peligrosa. También ve opciones para enviar notificaciones a "Co-investigadores", "Equipo de brigada" u "Otro". Jorge decide que usará esta función después de la reunión para notificar oficialmente a su equipo.</text:p>
      <text:p text:style-name="Text_20_body">Finalmente encuentra "Accesos Rápidos" con dos tarjetas grandes: "Pronóstico meteorológico" (ícono de sol con nubes) y "Reportar incidencia" (triángulo de advertencia). Jorge toca "Pronóstico meteorológico" y el sistema lo redirige a la página principal haciendo scroll automático a la sección del clima.</text:p>
      <text:p text:style-name="Text_20_body">Ve un selector de ubicación con las opciones Bucaramanga, Bogotá, Medellín, Cali y Cartagena. Aunque Leticia no aparece en la lista, selecciona Bogotá para ver cómo funciona. El pronóstico se actualiza mostrando tarjetas por hora: 10:00 AM - 32°C (sol), 2:00 PM - 28°C (nublado), 6:00 PM - 24°C (lluvia), 10:00 PM - 20°C (noche). Nota una línea vertical roja indicando la hora actual en el pronóstico.</text:p>
      <text:p text:style-name="Text_20_body">Jorge revisa su reloj: 6:45 AM. Ha obtenido toda la información necesaria en 15 minutos. Tiene confirmación oficial del riesgo alto en Leticia, conoce las zonas críticas gracias al mapa, y sabe que debe ajustar el plan de patrullaje. Sale de casa preparado para la reunión con su brigada, llevando su celular con la página aún abierta para mostrarles el mapa de alertas a sus compañeros.</text:p>
      <text:h text:style-name="Heading_20_2" text:outline-level="2">Escenario 2: Investigadora Forestal - Laura Medina</text:h>
      <text:p text:style-name="Text_20_body">Laura Medina tiene 38 años y vive en un apartamento en el barrio Teusaquillo de Bogotá. Es bióloga con maestría en ciencias ambientales de la Universidad Nacional y actualmente trabaja como investigadora asociada en el Instituto de Investigación de Recursos Biológicos Alexander von Humboldt. Lleva 10 años desarrollando proyectos de investigación sobre impacto del cambio climático en ecosistemas forestales colombianos. Está soltera y comparte su apartamento con su hermana menor que estudia diseño gráfico.</text:p>
      <text:p text:style-name="Text_20_body">Es martes a las 8:30 de la mañana y Laura está en su oficina ubicada en el tercer piso del edificio de investigación. Tiene una reunión importante a las 10:00 AM con su equipo de trabajo para presentar avances del proyecto "Evaluación del impacto de incendios forestales en la cobertura vegetal de la región del Orinoco". Durante el fin de semana, dos de sus estudiantes de práctica estuvieron en <text:soft-page-break/>campo recolectando datos en los departamentos de Meta y Casanare, y reportaron evidencia visual de áreas quemadas cerca del municipio de Paz de Ariporo.</text:p>
      <text:p text:style-name="Text_20_body">Laura necesita contrastar esa información de campo con los datos oficiales de alertas tempranas emitidas por el IDEAM durante la última semana para validar la correlación entre las alertas y los eventos reales. También requiere descargar series históricas de temperatura y precipitación de los últimos cinco años para alimentar su modelo predictivo de riesgo de incendios que está desarrollando en Python.</text:p>
      <text:p text:style-name="Text_20_body">Enciende su computador portátil HP y mientras carga revisa sus correos en el celular. Tiene tres mensajes de sus estudiantes con fotos de las zonas afectadas y coordenadas GPS. Anota en su libreta las coordenadas más relevantes: 5.9°N, -71.9°W (Paz de Ariporo) y 4.2°N, -73.6°W (Granada, Meta).</text:p>
      <text:p text:style-name="Text_20_body">El computador termina de cargar y Laura abre Chrome. En sus marcadores tiene guardado el enlace directo al portal del IDEAM que usa frecuentemente. Hace clic y la página principal carga en 3 segundos mostrando el banner verde institucional con el logo del IDEAM. Laura observa la interfaz: menú hamburguesa, barra de búsqueda y botón de usuario.</text:p>
      <text:p text:style-name="Text_20_body">Hace clic en el botón de usuario ubicado en la esquina superior derecha. Aparece una ventana emergente con las pestañas "Iniciar Sesión" y "Registrarse". Como tiene cuenta desde hace dos años, permanece en "Iniciar Sesión". Escribe su correo institucional "<text:a xlink:type="simple" xlink:href="mailto:l.medina@humboldt.org.co" text:style-name="Internet_20_link" text:visited-style-name="Visited_20_Internet_20_Link">l.medina@humboldt.org.co</text:a>" en el primer campo y su contraseña "InvestigaFor3st!" en el segundo. Presiona el botón "Ingresar".</text:p>
      <text:p text:style-name="Text_20_body">La ventana se cierra y aparece el mensaje "Bienvenido Laura Medina (investigador)" en la esquina inferior derecha durante 3 segundos. Laura nota que el sistema reconoce correctamente su rol de investigadora, lo cual es importante porque sabe que la interfaz muestra diferentes opciones según el tipo de usuario.</text:p>
      <text:p text:style-name="Text_20_body">Ahora necesita acceder a los datos de la región del Orinoco. Hace clic en el botón de menú hamburguesa y se despliega el panel lateral desde la izquierda. La primera sección muestra "Regiones" con un selector desplegable. Laura hace clic en el selector y aparecen las cinco regiones naturales de Colombia. Selecciona "Orinoquía".</text:p>
      <text:p text:style-name="Text_20_body">Inmediatamente debajo aparece la lista de departamentos: Arauca, Casanare, Meta y Vichada. Laura hace clic en "Casanare" porque es donde sus estudiantes reportaron mayor afectación. El sistema carga la página de región y el menú se cierra.</text:p>
      <text:p text:style-name="Text_20_body">Aparece un banner verde "Región Orinoquía - Casanare" seguido de una descripción: "Casanare es el departamento de los llanos orientales. Su capital es Yopal. Temperatura promedio de 26°C con marcada diferencia entre época seca y lluviosa". Laura hace scroll rápidamente porque ya conoce esta información básica.</text:p>
      <text:p text:style-name="Text_20_body">Como su sesión es como investigadora, la interfaz muestra contenido diferente al que vería un brigadista. En lugar de ver secciones de notificación de alertas, Laura encuentra directamente la sección "Datos" con el subtítulo "Consultar y registrar alertas tempranas".</text:p>
      <text:p text:style-name="Text_20_body">La interfaz muestra tres filtros horizontales: un selector de "Departamento" (que ya muestra "Casanare" preseleccionado), un selector de "Severidad de nivel de alerta" con opciones Bajo, Medio, Alto y Crítico, y un campo de fecha tipo calendario. Laura selecciona "Alto" en severidad y en el campo de fecha selecciona el rango de la última semana (del 10 al 17 de septiembre).</text:p>
      <text:p text:style-name="Text_20_body"><text:soft-page-break/>Debajo de los filtros aparecen dos cajas grises con el texto "Información relacionada a la búsqueda". Laura comprende que aquí aparecerían los resultados reales de la consulta. Aunque son cajas de placeholder, puede imaginar que mostrarían datos como: "Alerta emitida el 14/09/2025 - Paz de Ariporo - Riesgo Alto - Temperatura 35°C, Humedad 25%".</text:p>
      <text:p text:style-name="Text_20_body">Debajo de las cajas encuentra tres botones verdes: "Descargar datos", "Registrar en base de datos" y "Ver mapa de alertas". Laura hace clic en "Descargar datos" y aparece una alerta del navegador: "Descargando datos de alertas tempranas... Departamento: Casanare, Severidad: Alto, Fecha: Última semana. Formato: CSV". Laura hace clic en "Aceptar" sabiendo que en una implementación real aquí comenzaría la descarga del archivo.</text:p>
      <text:p text:style-name="Text_20_body">Continúa bajando y encuentra la sección "Análisis de series históricas". Esta es la funcionalidad más importante para su investigación. La interfaz muestra dos campos en la parte superior: "Departamento" y "Estación meteorológica". Laura escribe "Casanare" en el primer campo y "Yopal - Estación Aeropuerto" en el segundo.</text:p>
      <text:p text:style-name="Text_20_body">Debajo aparecen cinco checkboxes con variables meteorológicas: Precipitación, Temperatura, Humedad relativa, Velocidad del viento y Radiación solar. Laura selecciona "Temperatura" y "Precipitación" porque son las variables clave para su modelo predictivo.</text:p>
      <text:p text:style-name="Text_20_body">Más abajo hay dos campos de fecha: "Fecha inicio" y "Fecha fin". Laura selecciona el 01/01/2020 como inicio y 17/09/2025 como fin, abarcando los últimos cinco años completos. Finalmente encuentra tres opciones de formato: CSV, Excel y PDF. Selecciona "CSV" porque es el formato que procesa directamente en Python con la librería pandas.</text:p>
      <text:p text:style-name="Text_20_body">Laura hace clic en el botón "Consultar datos" y aparece una alerta: "Consultando series históricas... Departamento: Casanare, Estación: Yopal - Estación Aeropuerto, Variables: Temperatura, Precipitación, Periodo: 01/01/2020 a 17/09/2025. Los datos se mostrarían en la interfaz". Acepta la alerta.</text:p>
      <text:p text:style-name="Text_20_body">Luego hace clic en "Descargar" y aparece otra confirmación: "Descargando archivo en formato CSV... Departamento: Casanare. El archivo se descargaría automáticamente". Laura acepta y mentalmente anota que en la versión real recibiría un archivo "datos_casanare_2020_2025.csv" con aproximadamente 2000 filas de datos diarios.</text:p>
      <text:p text:style-name="Text_20_body">Finalmente hace clic en "Visualizar gráfico" por curiosidad y aparece el mensaje: "Visualizando gráfico de datos... Departamento: Casanare. Se abriría una ventana con gráficos interactivos de las series históricas seleccionadas". Laura imagina que vería gráficos de línea mostrando la variación de temperatura y precipitación a lo largo de los cinco años.</text:p>
      <text:p text:style-name="Text_20_body">Revisa su reloj: 9:10 AM. Ha navegado durante 40 minutos por el portal y ha logrado identificar la ubicación de los datos que necesita para su investigación. Aunque las descargas son simuladas en este prototipo, Laura comprende perfectamente el flujo de trabajo y cómo funcionaría en producción.</text:p>
      <text:p text:style-name="Text_20_body">Abre su bloc de notas digital y escribe: "Portal IDEAM - Funcionalidad evaluada: ✓ Consulta de alertas por región y fecha, ✓ Filtros por severidad, ✓ Acceso a series históricas con selección de variables, ✓ Múltiples formatos de descarga. Recomendación: Implementar descarga real de CSV y conexión con base de datos meteorológica del IDEAM".</text:p>
      <text:p text:style-name="Text_20_body"><text:soft-page-break/>Laura toma su café ya frío y se prepara para la reunión de las 10:00 AM. Tiene toda la información contextual que necesitaba: confirmó que efectivamente hubo alertas altas en Casanare durante la semana que sus estudiantes estuvieron en campo, identificó las variables disponibles en el sistema, y entendió el proceso para obtener datos históricos. Está lista para presentar a su equipo la metodología de validación de datos y explicarles cómo integrarán la información oficial del IDEAM en su modelo predictivo de incendios forestal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01:07:03.576779304</meta:creation-date>
    <dc:date>2025-10-16T01:25:06.149258756</dc:date>
    <meta:editing-duration>PT7M48S</meta:editing-duration>
    <meta:editing-cycles>1</meta:editing-cycles>
    <meta:document-statistic meta:table-count="0" meta:image-count="0" meta:object-count="0" meta:page-count="5" meta:paragraph-count="41" meta:word-count="2169" meta:character-count="14002" meta:non-whitespace-character-count="11874"/>
    <meta:generator>LibreOffice/24.2.7.2$Linux_X86_64 LibreOffice_project/420$Build-2</meta:generator>
  </office:meta>
</office:document-meta>
</file>